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563in" fo:margin-left="0.0646in" table:align="left"/>
    </style:style>
    <style:style style:name="Table1.A" style:family="table-column">
      <style:table-column-properties style:column-width="0.7424in"/>
    </style:style>
    <style:style style:name="Table1.B" style:family="table-column">
      <style:table-column-properties style:column-width="1.225in"/>
    </style:style>
    <style:style style:name="Table1.C" style:family="table-column">
      <style:table-column-properties style:column-width="1.3153in"/>
    </style:style>
    <style:style style:name="Table1.D" style:family="table-column">
      <style:table-column-properties style:column-width="1.541in"/>
    </style:style>
    <style:style style:name="Table1.E" style:family="table-column">
      <style:table-column-properties style:column-width="1.0167in"/>
    </style:style>
    <style:style style:name="Table1.F" style:family="table-column">
      <style:table-column-properties style:column-width="1.016in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0.3in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none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none" fo:border-top="none" fo:border-bottom="0.5pt solid #000000"/>
    </style:style>
    <style:style style:name="Table1.6" style:family="table-row">
      <style:table-row-properties style:min-row-height="0.2451in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none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none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none" fo:border-top="none" fo:border-bottom="0.5pt solid #000000"/>
    </style:style>
    <style:style style:name="Table1.F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none" fo:border-top="none" fo:border-bottom="0.5pt solid #000000"/>
    </style:style>
    <style:style style:name="Table1.F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D10" style:family="table-cell">
      <style:table-cell-properties fo:padding="0.0382in" fo:border-left="0.5pt solid #000000" fo:border-right="none" fo:border-top="none" fo:border-bottom="0.5pt solid #000000"/>
    </style:style>
    <style:style style:name="Table1.E10" style:family="table-cell">
      <style:table-cell-properties fo:padding="0.0382in" fo:border-left="0.5pt solid #000000" fo:border-right="none" fo:border-top="none" fo:border-bottom="0.5pt solid #000000"/>
    </style:style>
    <style:style style:name="Table1.F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D11" style:family="table-cell">
      <style:table-cell-properties fo:padding="0.0382in" fo:border-left="0.5pt solid #000000" fo:border-right="none" fo:border-top="none" fo:border-bottom="0.5pt solid #000000"/>
    </style:style>
    <style:style style:name="Table1.E11" style:family="table-cell">
      <style:table-cell-properties fo:padding="0.0382in" fo:border-left="0.5pt solid #000000" fo:border-right="none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none" fo:border-top="none" fo:border-bottom="0.5pt solid #000000"/>
    </style:style>
    <style:style style:name="Table1.D12" style:family="table-cell">
      <style:table-cell-properties fo:padding="0.0382in" fo:border-left="0.5pt solid #000000" fo:border-right="none" fo:border-top="none" fo:border-bottom="0.5pt solid #000000"/>
    </style:style>
    <style:style style:name="Table1.E12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b0322" officeooo:paragraph-rsid="001b0322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b0322" officeooo:paragraph-rsid="001ff30f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ff30f" officeooo:paragraph-rsid="001ff30f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299ac0" officeooo:paragraph-rsid="00299ac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23dd6a" officeooo:paragraph-rsid="0023dd6a"/>
    </style:style>
    <style:style style:name="P7" style:family="paragraph" style:parent-style-name="Table_20_Contents">
      <style:paragraph-properties fo:text-align="center" style:justify-single-word="false"/>
      <style:text-properties officeooo:rsid="00259c5e" officeooo:paragraph-rsid="00259c5e"/>
    </style:style>
    <style:style style:name="P8" style:family="paragraph" style:parent-style-name="Table_20_Contents">
      <style:paragraph-properties fo:text-align="center" style:justify-single-word="false"/>
      <style:text-properties officeooo:rsid="00275d2e" officeooo:paragraph-rsid="00275d2e"/>
    </style:style>
    <style:style style:name="P9" style:family="paragraph" style:parent-style-name="Table_20_Contents">
      <style:paragraph-properties fo:text-align="center" style:justify-single-word="false"/>
      <style:text-properties officeooo:rsid="00283fe1" officeooo:paragraph-rsid="00283fe1"/>
    </style:style>
    <style:style style:name="P10" style:family="paragraph" style:parent-style-name="Table_20_Contents">
      <style:paragraph-properties fo:text-align="center" style:justify-single-word="false"/>
      <style:text-properties officeooo:rsid="00299ac0" officeooo:paragraph-rsid="00299ac0"/>
    </style:style>
    <style:style style:name="P11" style:family="paragraph" style:parent-style-name="Table_20_Contents">
      <style:paragraph-properties fo:text-align="center" style:justify-single-word="false"/>
      <style:text-properties officeooo:rsid="002b49b2" officeooo:paragraph-rsid="002b49b2"/>
    </style:style>
    <style:style style:name="P12" style:family="paragraph" style:parent-style-name="Text_20_body">
      <style:paragraph-properties fo:text-align="center" style:justify-single-word="false"/>
      <style:text-properties officeooo:paragraph-rsid="0023dd6a"/>
    </style:style>
    <style:style style:name="P13" style:family="paragraph" style:parent-style-name="Heading_20_2">
      <style:paragraph-properties fo:text-align="center" style:justify-single-word="false"/>
      <style:text-properties officeooo:rsid="0019153a" officeooo:paragraph-rsid="0023dd6a"/>
    </style:style>
    <style:style style:name="P14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275d2e" officeooo:paragraph-rsid="00275d2e"/>
    </style:style>
    <style:style style:name="P15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283fe1" officeooo:paragraph-rsid="00283fe1"/>
    </style:style>
    <style:style style:name="P16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299ac0" officeooo:paragraph-rsid="00299ac0"/>
    </style:style>
    <style:style style:name="P17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2b49b2" officeooo:paragraph-rsid="002b49b2"/>
    </style:style>
    <style:style style:name="P18" style:family="paragraph" style:parent-style-name="Table_20_Contents">
      <style:paragraph-properties fo:text-align="center" style:justify-single-word="false"/>
      <style:text-properties officeooo:rsid="002e36b7" officeooo:paragraph-rsid="002e36b7"/>
    </style:style>
    <style:style style:name="P19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2e36b7" officeooo:paragraph-rsid="002e36b7"/>
    </style:style>
    <style:style style:name="P20" style:family="paragraph" style:parent-style-name="Table_20_Contents">
      <style:paragraph-properties fo:text-align="center" style:justify-single-word="false"/>
      <style:text-properties officeooo:rsid="002e38e0" officeooo:paragraph-rsid="002e38e0"/>
    </style:style>
    <style:style style:name="P21" style:family="paragraph" style:parent-style-name="Table_20_Contents">
      <style:paragraph-properties fo:text-align="center" style:justify-single-word="false"/>
      <style:text-properties officeooo:rsid="002e3a4b" officeooo:paragraph-rsid="002e3a4b"/>
    </style:style>
    <style:style style:name="P22" style:family="paragraph" style:parent-style-name="Table_20_Contents">
      <style:paragraph-properties fo:text-align="center" style:justify-single-word="false"/>
      <style:text-properties officeooo:rsid="0030bf75" officeooo:paragraph-rsid="0030bf75"/>
    </style:style>
    <style:style style:name="P23" style:family="paragraph" style:parent-style-name="Table_20_Contents">
      <style:paragraph-properties fo:text-align="center" style:justify-single-word="false"/>
      <style:text-properties officeooo:rsid="0033bf0d" officeooo:paragraph-rsid="0033bf0d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33bf0d" officeooo:paragraph-rsid="0033bf0d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line-through-style="solid" style:text-line-through-type="single" fo:font-weight="bold" officeooo:rsid="001b0322" officeooo:paragraph-rsid="001b0322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officeooo:rsid="0033bf0d" officeooo:paragraph-rsid="0033bf0d"/>
    </style:style>
    <style:style style:name="P27" style:family="paragraph" style:parent-style-name="Text_20_body">
      <style:paragraph-properties fo:text-align="start" style:justify-single-word="false"/>
      <style:text-properties officeooo:rsid="00340d21" officeooo:paragraph-rsid="00340d21"/>
    </style:style>
    <style:style style:name="T1" style:family="text">
      <style:text-properties officeooo:rsid="001ff30f"/>
    </style:style>
    <style:style style:name="T2" style:family="text">
      <style:text-properties officeooo:rsid="0023dd6a"/>
    </style:style>
    <style:style style:name="T3" style:family="text">
      <style:text-properties officeooo:rsid="00259c5e"/>
    </style:style>
    <style:style style:name="T4" style:family="text">
      <style:text-properties officeooo:rsid="00275d2e"/>
    </style:style>
    <style:style style:name="T5" style:family="text">
      <style:text-properties officeooo:rsid="00279f5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3bf0d"/>
    </style:style>
    <style:style style:name="T8" style:family="text">
      <style:text-properties officeooo:rsid="00340d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 Preprocessor Test <text:span text:style-name="T8">Results</text:span></text:p>
      <text:p text:style-name="P2">PL1.0 Plugin Loading</text:p>
      <text:p text:style-name="P24">1. Manually built and installed plugins with `pip install -e /path/to/plugin`</text:p>
      <text:p text:style-name="P24">2. Verified plugin was listed</text:p>
      <text:p text:style-name="P5">PL2.0 Plugin Unit Tests</text:p>
      <text:p text:style-name="P24">Unit tests were not implemented.</text:p>
      <text:p text:style-name="P2">FI<text:span text:style-name="T5">1</text:span>.0 File Identification Test</text:p>
      <text:p text:style-name="P24">1. Manually built and installed a plugin with `pip install -e /path/to/plugin`</text:p>
      <text:p text:style-name="P24">2. Used a test file from the `test_files` directory as an infile</text:p>
      <text:p text:style-name="P24">3. Verified the plugin successfully identified the given file</text:p>
      <text:p text:style-name="P2">FE<text:span text:style-name="T5">1</text:span>.0 File Extraction</text:p>
      <text:p text:style-name="P24">1. Manually built and installed a plugin with `pip install -e /path/to/plugin`</text:p>
      <text:p text:style-name="P24">2. Used a test file from the `test_files` directory as an infile</text:p>
      <text:p text:style-name="P24">3. Created a temporary directory for the outfile</text:p>
      <text:p text:style-name="P24">4. Extracted file contents to temporary directory</text:p>
      <text:p text:style-name="P24">5. Verified correct output</text:p>
      <text:p text:style-name="P2">RE<text:span text:style-name="T5">1</text:span>.0 Recursive/Nested File Extraction</text:p>
      <text:p text:style-name="P24">1. Manually built and installed a plugin with `pip install -e /path/to/plugin`</text:p>
      <text:p text:style-name="P24">2. Used a test file from the `test_files` directory as an infile</text:p>
      <text:p text:style-name="P24">3. Created a temporary directory for the outfile</text:p>
      <text:p text:style-name="P24">4. Extracted file contents to temporary directory</text:p>
      <text:p text:style-name="P26"><text:span text:style-name="T6">5. Verified correct output for each nested step</text:span></text:p>
      <text:p text:style-name="P2">FIN<text:span text:style-name="T4">1</text:span>.0 File Information</text:p>
      <text:p text:style-name="P24">1. Manually built and installed a plugin with `pip install -e /path/to/plugin`</text:p>
      <text:p text:style-name="P24">2. Used a test file from the `test_files` directory as an infile</text:p>
      <text:p text:style-name="P26"><text:span text:style-name="T6">3. Ran REPr with the `-info` argument</text:span></text:p>
      <text:p text:style-name="P26"><text:span text:style-name="T6">4. Compared entropy values against other entropy calculators</text:span></text:p>
      <text:p text:style-name="P25"><text:span text:style-name="T3">GH</text:span><text:span text:style-name="T4">1</text:span>.0 Ghidra Plugin Compatibility</text:p>
      <text:p text:style-name="P24"><text:soft-page-break/>Ghidra integration was not implemented.</text:p>
      <text:p text:style-name="P25"><text:span text:style-name="T3">BN</text:span><text:span text:style-name="T4">1</text:span>.0 Binary Ninja Plugin Compatibility</text:p>
      <text:p text:style-name="P24">Binary Ninja integration was not implemented.</text:p>
      <text:p text:style-name="P25"><text:span text:style-name="T3">IDA</text:span><text:span text:style-name="T4">1</text:span>.0 IDA Pro Plugin Compatibility</text:p>
      <text:p text:style-name="P24">IDA Pro integration was not implemented.</text:p>
      <text:p text:style-name="P3"><text:span text:style-name="T1">UN</text:span><text:span text:style-name="T4">1</text:span><text:span text:style-name="T1">.0 Uncompressed File</text:span></text:p>
      <text:p text:style-name="P24">1. Manually built and installed the Text Identifier plugin `pip install -e ./plugin/text_identifier/`</text:p>
      <text:p text:style-name="P24">2. Used the `plain.txt` file from the `test_files` directory as the infile</text:p>
      <text:p text:style-name="P24">3. Created a temporary directory for the outfile</text:p>
      <text:p text:style-name="P24">4.’ Extracted’ file contents to temporary directory</text:p>
      <text:p text:style-name="P26">5. Verified the output did not return a ‘could not identify’ error</text:p>
      <text:p text:style-name="P4">CR<text:span text:style-name="T4">1</text:span> Corrupt Archive</text:p>
      <text:p text:style-name="P24">1. Manually built and installed the Text Identifier plugin `pip install -e ./plugin/text_zip/`</text:p>
      <text:p text:style-name="P24">2. Used the `winner.png.zip.corrupt` file from the `test_files` directory as the infile</text:p>
      <text:p text:style-name="P24">3. Created a temporary directory for the outfile</text:p>
      <text:p text:style-name="P27"><text:span text:style-name="T6">4. Verify that the program returns an error condition</text:span></text:p>
      <text:h text:style-name="P13" text:outline-level="2">Test Case <text:span text:style-name="T2">Matrix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>Test Case</text:p>
          </table:table-cell>
          <table:table-cell table:style-name="Table1.A1" office:value-type="string">
            <text:p text:style-name="P6">Normal/Abnormal</text:p>
          </table:table-cell>
          <table:table-cell table:style-name="Table1.A1" office:value-type="string">
            <text:p text:style-name="P6">Blackbox/Whitebox</text:p>
          </table:table-cell>
          <table:table-cell table:style-name="Table1.A1" office:value-type="string">
            <text:p text:style-name="P6">Functional/Performance</text:p>
          </table:table-cell>
          <table:table-cell table:style-name="Table1.A1" office:value-type="string">
            <text:p text:style-name="P6">Unit/Integration</text:p>
          </table:table-cell>
          <table:table-cell table:style-name="Table1.F1" office:value-type="string">
            <text:p text:style-name="P18">Result</text:p>
          </table:table-cell>
        </table:table-row>
        <table:table-row>
          <table:table-cell table:style-name="Table1.A2" office:value-type="string">
            <text:p text:style-name="P6">PL1</text:p>
          </table:table-cell>
          <table:table-cell table:style-name="Table1.B2" office:value-type="string">
            <text:p text:style-name="P9">Normal</text:p>
          </table:table-cell>
          <table:table-cell table:style-name="Table1.C2" office:value-type="string">
            <text:p text:style-name="P10">Blackbox</text:p>
          </table:table-cell>
          <table:table-cell table:style-name="Table1.D2" office:value-type="string">
            <text:p text:style-name="P10">Functional</text:p>
          </table:table-cell>
          <table:table-cell table:style-name="Table1.E2" office:value-type="string">
            <text:p text:style-name="P10">Integration</text:p>
          </table:table-cell>
          <table:table-cell table:style-name="Table1.F2" office:value-type="string">
            <text:p text:style-name="P20">PASS</text:p>
          </table:table-cell>
        </table:table-row>
        <table:table-row table:style-name="Table1.3">
          <table:table-cell table:style-name="Table1.A2" office:value-type="string">
            <text:p text:style-name="P16">PL2</text:p>
          </table:table-cell>
          <table:table-cell table:style-name="Table1.B2" office:value-type="string">
            <text:p text:style-name="P16">Normal</text:p>
          </table:table-cell>
          <table:table-cell table:style-name="Table1.C3" office:value-type="string">
            <text:p text:style-name="P17">Whitebox</text:p>
          </table:table-cell>
          <table:table-cell table:style-name="Table1.D3" office:value-type="string">
            <text:p text:style-name="P16">Functional</text:p>
          </table:table-cell>
          <table:table-cell table:style-name="Table1.E3" office:value-type="string">
            <text:p text:style-name="P16">Unit</text:p>
          </table:table-cell>
          <table:table-cell table:style-name="Table1.F3" office:value-type="string">
            <text:p text:style-name="P23">n/a</text:p>
          </table:table-cell>
        </table:table-row>
        <table:table-row>
          <table:table-cell table:style-name="Table1.A2" office:value-type="string">
            <text:p text:style-name="P7">FI1</text:p>
          </table:table-cell>
          <table:table-cell table:style-name="Table1.B2" office:value-type="string">
            <text:p text:style-name="P9">Normal</text:p>
          </table:table-cell>
          <table:table-cell table:style-name="Table1.C4" office:value-type="string">
            <text:p text:style-name="P10">Blackbox</text:p>
          </table:table-cell>
          <table:table-cell table:style-name="Table1.D4" office:value-type="string">
            <text:p text:style-name="P10">Functional</text:p>
          </table:table-cell>
          <table:table-cell table:style-name="Table1.E4" office:value-type="string">
            <text:p text:style-name="P10">Integration</text:p>
          </table:table-cell>
          <table:table-cell table:style-name="Table1.F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7">FE1</text:p>
          </table:table-cell>
          <table:table-cell table:style-name="Table1.B2" office:value-type="string">
            <text:p text:style-name="P9">Normal</text:p>
          </table:table-cell>
          <table:table-cell table:style-name="Table1.C5" office:value-type="string">
            <text:p text:style-name="P10">Blackbox</text:p>
          </table:table-cell>
          <table:table-cell table:style-name="Table1.D5" office:value-type="string">
            <text:p text:style-name="P10">Functional</text:p>
          </table:table-cell>
          <table:table-cell table:style-name="Table1.E5" office:value-type="string">
            <text:p text:style-name="P10">Integration</text:p>
          </table:table-cell>
          <table:table-cell table:style-name="Table1.F2" office:value-type="string">
            <text:p text:style-name="P20">PASS</text:p>
          </table:table-cell>
        </table:table-row>
        <table:table-row table:style-name="Table1.6">
          <table:table-cell table:style-name="Table1.A2" office:value-type="string">
            <text:p text:style-name="P7">RE1</text:p>
          </table:table-cell>
          <table:table-cell table:style-name="Table1.B2" office:value-type="string">
            <text:p text:style-name="P9">Normal</text:p>
          </table:table-cell>
          <table:table-cell table:style-name="Table1.C6" office:value-type="string">
            <text:p text:style-name="P10">Blackbox</text:p>
          </table:table-cell>
          <table:table-cell table:style-name="Table1.D6" office:value-type="string">
            <text:p text:style-name="P10">Functional</text:p>
          </table:table-cell>
          <table:table-cell table:style-name="Table1.E6" office:value-type="string">
            <text:p text:style-name="P10">Integration</text:p>
          </table:table-cell>
          <table:table-cell table:style-name="Table1.F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7">FIN1</text:p>
          </table:table-cell>
          <table:table-cell table:style-name="Table1.B2" office:value-type="string">
            <text:p text:style-name="P9">Normal</text:p>
          </table:table-cell>
          <table:table-cell table:style-name="Table1.C7" office:value-type="string">
            <text:p text:style-name="P10">Blackbox</text:p>
          </table:table-cell>
          <table:table-cell table:style-name="Table1.D7" office:value-type="string">
            <text:p text:style-name="P10">Functional</text:p>
          </table:table-cell>
          <table:table-cell table:style-name="Table1.E7" office:value-type="string">
            <text:p text:style-name="P10">Integration</text:p>
          </table:table-cell>
          <table:table-cell table:style-name="Table1.F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4">GH1</text:p>
          </table:table-cell>
          <table:table-cell table:style-name="Table1.B2" office:value-type="string">
            <text:p text:style-name="P15">Normal</text:p>
          </table:table-cell>
          <table:table-cell table:style-name="Table1.C8" office:value-type="string">
            <text:p text:style-name="P16">Blackbox</text:p>
          </table:table-cell>
          <table:table-cell table:style-name="Table1.D8" office:value-type="string">
            <text:p text:style-name="P16">Functional</text:p>
          </table:table-cell>
          <table:table-cell table:style-name="Table1.E8" office:value-type="string">
            <text:p text:style-name="P16">Integration</text:p>
          </table:table-cell>
          <table:table-cell table:style-name="Table1.F8" office:value-type="string">
            <text:p text:style-name="P19">n/a</text:p>
          </table:table-cell>
        </table:table-row>
        <table:table-row>
          <table:table-cell table:style-name="Table1.A2" office:value-type="string">
            <text:p text:style-name="P14">BN1</text:p>
          </table:table-cell>
          <table:table-cell table:style-name="Table1.B2" office:value-type="string">
            <text:p text:style-name="P15">Normal</text:p>
          </table:table-cell>
          <table:table-cell table:style-name="Table1.C9" office:value-type="string">
            <text:p text:style-name="P16">Blackbox</text:p>
          </table:table-cell>
          <table:table-cell table:style-name="Table1.D9" office:value-type="string">
            <text:p text:style-name="P16">Functional</text:p>
          </table:table-cell>
          <table:table-cell table:style-name="Table1.E9" office:value-type="string">
            <text:p text:style-name="P16">Integration</text:p>
          </table:table-cell>
          <table:table-cell table:style-name="Table1.F9" office:value-type="string">
            <text:p text:style-name="P19">n/a</text:p>
          </table:table-cell>
        </table:table-row>
        <table:table-row>
          <table:table-cell table:style-name="Table1.A2" office:value-type="string">
            <text:p text:style-name="P14">IDA1</text:p>
          </table:table-cell>
          <table:table-cell table:style-name="Table1.B2" office:value-type="string">
            <text:p text:style-name="P15">Normal</text:p>
          </table:table-cell>
          <table:table-cell table:style-name="Table1.C10" office:value-type="string">
            <text:p text:style-name="P16">Blackbox</text:p>
          </table:table-cell>
          <table:table-cell table:style-name="Table1.D10" office:value-type="string">
            <text:p text:style-name="P16">Functional</text:p>
          </table:table-cell>
          <table:table-cell table:style-name="Table1.E10" office:value-type="string">
            <text:p text:style-name="P16">Integration</text:p>
          </table:table-cell>
          <table:table-cell table:style-name="Table1.F10" office:value-type="string">
            <text:p text:style-name="P19">n/a</text:p>
          </table:table-cell>
        </table:table-row>
        <table:table-row>
          <table:table-cell table:style-name="Table1.A2" office:value-type="string">
            <text:p text:style-name="P8">UN1</text:p>
          </table:table-cell>
          <table:table-cell table:style-name="Table1.B2" office:value-type="string">
            <text:p text:style-name="P9">Abnormal</text:p>
          </table:table-cell>
          <table:table-cell table:style-name="Table1.C11" office:value-type="string">
            <text:p text:style-name="P10">Blackbox</text:p>
          </table:table-cell>
          <table:table-cell table:style-name="Table1.D11" office:value-type="string">
            <text:p text:style-name="P10">Functional</text:p>
          </table:table-cell>
          <table:table-cell table:style-name="Table1.E11" office:value-type="string">
            <text:p text:style-name="P10">Integration</text:p>
          </table:table-cell>
          <table:table-cell table:style-name="Table1.F2" office:value-type="string">
            <text:p text:style-name="P22">PASS</text:p>
          </table:table-cell>
        </table:table-row>
        <table:table-row>
          <table:table-cell table:style-name="Table1.A12" office:value-type="string">
            <text:p text:style-name="P8">CR1</text:p>
          </table:table-cell>
          <table:table-cell table:style-name="Table1.B12" office:value-type="string">
            <text:p text:style-name="P9">Abnormal</text:p>
          </table:table-cell>
          <table:table-cell table:style-name="Table1.C12" office:value-type="string">
            <text:p text:style-name="P10">Blackbox</text:p>
          </table:table-cell>
          <table:table-cell table:style-name="Table1.D12" office:value-type="string">
            <text:p text:style-name="P10">Functional</text:p>
          </table:table-cell>
          <table:table-cell table:style-name="Table1.E12" office:value-type="string">
            <text:p text:style-name="P10">Integration</text:p>
          </table:table-cell>
          <table:table-cell table:style-name="Table1.F2" office:value-type="string">
            <text:p text:style-name="P21">PASS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2:41:36.584056223</meta:creation-date>
    <meta:generator>LibreOffice/24.2.7.2$Linux_X86_64 LibreOffice_project/420$Build-2</meta:generator>
    <dc:date>2026-04-02T18:35:56.092935600</dc:date>
    <meta:editing-duration>PT10H2M14S</meta:editing-duration>
    <meta:editing-cycles>22</meta:editing-cycles>
    <meta:print-date>2026-04-02T18:36:09.203806013</meta:print-date>
    <meta:printed-by>PDF files</meta:printed-by>
    <meta:document-statistic meta:table-count="1" meta:image-count="0" meta:object-count="0" meta:page-count="2" meta:paragraph-count="117" meta:word-count="415" meta:character-count="2767" meta:non-whitespace-character-count="2469"/>
  </office:meta>
</office:document-meta>
</file>